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normal" officeooo:rsid="001ebc24" officeooo:paragraph-rsid="001ebc24" style:font-weight-asian="normal" style:font-weight-complex="normal"/>
    </style:style>
    <style:style style:name="P2" style:family="paragraph" style:parent-style-name="Standard" style:list-style-name="L3">
      <style:text-properties style:text-underline-style="solid" style:text-underline-width="auto" style:text-underline-color="font-color" fo:font-weight="normal" officeooo:rsid="001ebc24" officeooo:paragraph-rsid="001ebc24" style:font-weight-asian="normal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normal" officeooo:rsid="001ebc24" officeooo:paragraph-rsid="001ebc24" style:font-weight-asian="normal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ebc24" officeooo:paragraph-rsid="001ebc24" style:font-weight-asian="normal" style:font-weight-complex="normal"/>
    </style:style>
    <style:style style:name="P5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 fo:font-weight="normal" officeooo:rsid="001ebc24" officeooo:paragraph-rsid="00249aae" style:font-weight-asian="normal" style:font-weight-complex="normal"/>
    </style:style>
    <style:style style:name="P6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normal" officeooo:rsid="001ebc24" officeooo:paragraph-rsid="00249aae" style:font-weight-asian="normal" style:font-weight-complex="normal"/>
    </style:style>
    <style:style style:name="P7" style:family="paragraph" style:parent-style-name="Standard" style:list-style-name="L7">
      <style:text-properties style:text-underline-style="solid" style:text-underline-width="auto" style:text-underline-color="font-color" fo:font-weight="normal" officeooo:rsid="001ebc24" officeooo:paragraph-rsid="00249aae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ebc24" officeooo:paragraph-rsid="00249aae" style:font-weight-asian="normal" style:font-weight-complex="normal"/>
    </style:style>
    <style:style style:name="P9" style:family="paragraph" style:parent-style-name="Standard" style:list-style-name="L3">
      <style:text-properties style:text-underline-style="solid" style:text-underline-width="auto" style:text-underline-color="font-color" fo:font-weight="normal" officeooo:rsid="001f6e25" officeooo:paragraph-rsid="001f6e25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f6e25" officeooo:paragraph-rsid="00203788" style:font-weight-asian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f6e25" officeooo:paragraph-rsid="001f6e25" style:font-weight-asian="normal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1f6e25" officeooo:paragraph-rsid="00203788" style:font-weight-asian="normal" style:font-weight-complex="normal"/>
    </style:style>
    <style:style style:name="P13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normal" officeooo:rsid="001f6e25" officeooo:paragraph-rsid="00249aae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f6e25" officeooo:paragraph-rsid="0025efda" style:font-weight-asian="normal" style:font-weight-complex="normal"/>
    </style:style>
    <style:style style:name="P15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fo:font-weight="normal" officeooo:rsid="00258aa1" officeooo:paragraph-rsid="00258aa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58aa1" officeooo:paragraph-rsid="00258aa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58aa1" officeooo:paragraph-rsid="0025efda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ebc24" officeooo:paragraph-rsid="001ebc24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ebc24" officeooo:paragraph-rsid="00249aae" style:font-weight-asian="bold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officeooo:rsid="00258aa1" officeooo:paragraph-rsid="00258aa1"/>
    </style:style>
    <style:style style:name="P21" style:family="paragraph" style:parent-style-name="Standard">
      <style:text-properties fo:font-size="15pt" style:text-underline-style="solid" style:text-underline-width="auto" style:text-underline-color="font-color" officeooo:rsid="001d6724" officeooo:paragraph-rsid="001d6724" style:font-size-asian="15pt" style:font-size-complex="15pt"/>
    </style:style>
    <style:style style:name="P2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6724" officeooo:paragraph-rsid="001d6724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6724" officeooo:paragraph-rsid="00249aae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2pt" style:text-underline-style="none" fo:font-weight="bold" officeooo:rsid="001d6724" officeooo:paragraph-rsid="001d6724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style:text-underline-style="none" fo:font-weight="bold" officeooo:rsid="001d6724" officeooo:paragraph-rsid="00249aae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style:text-underline-style="none" fo:font-weight="normal" officeooo:rsid="001d6724" officeooo:paragraph-rsid="001d67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6724" officeooo:paragraph-rsid="0020378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6724" officeooo:paragraph-rsid="00249aae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d6724" officeooo:paragraph-rsid="00249aae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text-properties officeooo:paragraph-rsid="001ebc24"/>
    </style:style>
    <style:style style:name="P31" style:family="paragraph" style:parent-style-name="Standard" style:list-style-name="L1">
      <style:text-properties officeooo:paragraph-rsid="00249aae"/>
    </style:style>
    <style:style style:name="P32" style:family="paragraph" style:parent-style-name="Standard">
      <style:text-properties officeooo:paragraph-rsid="001ebc24"/>
    </style:style>
    <style:style style:name="P33" style:family="paragraph" style:parent-style-name="Standard">
      <style:text-properties style:text-underline-style="none" fo:font-weight="bold" officeooo:rsid="001ebc24" officeooo:paragraph-rsid="001ebc24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1ebc24" officeooo:paragraph-rsid="00249aae" style:font-weight-asian="bold" style:font-weight-complex="bold"/>
    </style:style>
    <style:style style:name="P35" style:family="paragraph" style:parent-style-name="Standard">
      <style:text-properties officeooo:paragraph-rsid="00203788"/>
    </style:style>
    <style:style style:name="P36" style:family="paragraph" style:parent-style-name="Standard">
      <style:text-properties officeooo:paragraph-rsid="00215168"/>
    </style:style>
    <style:style style:name="P37" style:family="paragraph" style:parent-style-name="Standard" style:list-style-name="L1">
      <style:paragraph-properties fo:text-align="justify" style:justify-single-word="false"/>
      <style:text-properties officeooo:paragraph-rsid="001ebc24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249aae"/>
    </style:style>
    <style:style style:name="P39" style:family="paragraph" style:parent-style-name="Standard">
      <style:paragraph-properties fo:text-align="justify" style:justify-single-word="false"/>
      <style:text-properties officeooo:paragraph-rsid="0022059b"/>
    </style:style>
    <style:style style:name="P40" style:family="paragraph" style:parent-style-name="Standard">
      <style:paragraph-properties fo:text-align="justify" style:justify-single-word="false"/>
      <style:text-properties officeooo:paragraph-rsid="0026b6e6"/>
    </style:style>
    <style:style style:name="P41" style:family="paragraph" style:parent-style-name="Standard" style:list-style-name="L5">
      <style:paragraph-properties fo:text-align="justify" style:justify-single-word="false"/>
      <style:text-properties officeooo:rsid="0022059b" officeooo:paragraph-rsid="0022059b"/>
    </style:style>
    <style:style style:name="P42" style:family="paragraph" style:parent-style-name="Standard" style:list-style-name="L5">
      <style:paragraph-properties fo:text-align="justify" style:justify-single-word="false"/>
      <style:text-properties officeooo:rsid="0022059b" officeooo:paragraph-rsid="0026b6e6"/>
    </style:style>
    <style:style style:name="P43" style:family="paragraph" style:parent-style-name="Standard" style:list-style-name="L5">
      <style:paragraph-properties fo:text-align="justify" style:justify-single-word="false"/>
      <style:text-properties officeooo:rsid="00237fbf" officeooo:paragraph-rsid="00249aae"/>
    </style:style>
    <style:style style:name="P44" style:family="paragraph" style:parent-style-name="Standard" style:list-style-name="L5">
      <style:paragraph-properties fo:text-align="justify" style:justify-single-word="false"/>
      <style:text-properties officeooo:rsid="00237fbf" officeooo:paragraph-rsid="0026b6e6"/>
    </style:style>
    <style:style style:name="P45" style:family="paragraph" style:parent-style-name="Standard">
      <style:paragraph-properties fo:text-align="justify" style:justify-single-word="false"/>
      <style:text-properties officeooo:rsid="00237fbf" officeooo:paragraph-rsid="00237fbf"/>
    </style:style>
    <style:style style:name="P46" style:family="paragraph" style:parent-style-name="Standard">
      <style:paragraph-properties fo:text-align="justify" style:justify-single-word="false"/>
      <style:text-properties officeooo:rsid="00237fbf" officeooo:paragraph-rsid="00249aae"/>
    </style:style>
    <style:style style:name="P47" style:family="paragraph" style:parent-style-name="Standard">
      <style:text-properties officeooo:paragraph-rsid="00249aae"/>
    </style:style>
    <style:style style:name="P48" style:family="paragraph" style:parent-style-name="Standard">
      <style:text-properties officeooo:paragraph-rsid="0025efda"/>
    </style:style>
    <style:style style:name="P49" style:family="paragraph" style:parent-style-name="Standard">
      <style:text-properties officeooo:paragraph-rsid="0026b6e6"/>
    </style:style>
    <style:style style:name="P50" style:family="paragraph">
      <loext:graphic-properties draw:fill="none" draw:fill-color="#ffffff"/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fo:font-size="12pt"/>
    </style:style>
    <style:style style:name="P53" style:family="paragraph">
      <loext:graphic-properties draw:fill-color="#00cc33"/>
      <style:paragraph-properties fo:text-align="center"/>
    </style:style>
    <style:style style:name="P54" style:family="paragraph">
      <loext:graphic-properties draw:fill-color="#ff3333"/>
      <style:paragraph-properties fo:text-align="center"/>
    </style:style>
    <style:style style:name="P55" style:family="paragraph">
      <loext:graphic-properties draw:fill-color="#6699cc"/>
      <style:paragraph-properties fo:text-align="center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d6724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ebc24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203788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22059b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37fbf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49aae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258aa1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5cdf7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6b6e6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7439b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74bee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style:font-size-asian="10.5pt" style:font-size-complex="12pt"/>
    </style:style>
    <style:style style:name="T14" style:family="text">
      <style:text-properties fo:font-size="12pt" style:text-underline-style="none" officeooo:rsid="001f6e25" style:font-size-asian="10.5pt" style:font-size-complex="12pt"/>
    </style:style>
    <style:style style:name="T15" style:family="text">
      <style:text-properties fo:font-size="12pt" style:text-underline-style="none" officeooo:rsid="00203788" style:font-size-asian="10.5pt" style:font-size-complex="12pt"/>
    </style:style>
    <style:style style:name="T16" style:family="text">
      <style:text-properties fo:font-size="12pt" style:text-underline-style="none" officeooo:rsid="00258aa1" style:font-size-asian="10.5pt" style:font-size-complex="12pt"/>
    </style:style>
    <style:style style:name="T17" style:family="text">
      <style:text-properties fo:font-size="12pt" style:text-underline-style="none" officeooo:rsid="0025cdf7" style:font-size-asian="10.5pt" style:font-size-complex="12pt"/>
    </style:style>
    <style:style style:name="T18" style:family="text">
      <style:text-properties fo:font-size="12pt" style:text-underline-style="none" officeooo:rsid="0025efda" style:font-size-asian="10.5pt" style:font-size-complex="12pt"/>
    </style:style>
    <style:style style:name="T19" style:family="text">
      <style:text-properties fo:font-size="12pt" style:text-underline-style="none" officeooo:rsid="00274bee" style:font-size-asian="10.5pt" style:font-size-complex="12pt"/>
    </style:style>
    <style:style style:name="T20" style:family="text">
      <style:text-properties fo:font-size="12pt" style:text-underline-style="none" fo:font-weight="bold" officeooo:rsid="00203788" style:font-size-asian="10.5pt" style:font-weight-asian="bold" style:font-size-complex="12pt" style:font-weight-complex="bold"/>
    </style:style>
    <style:style style:name="T21" style:family="text">
      <style:text-properties fo:font-size="12pt" style:text-underline-style="none" fo:font-weight="bold" officeooo:rsid="00215168" style:font-size-asian="10.5pt" style:font-weight-asian="bold" style:font-size-complex="12pt" style:font-weight-complex="bold"/>
    </style:style>
    <style:style style:name="T22" style:family="text">
      <style:text-properties fo:font-size="12pt" style:text-underline-style="none" fo:font-weight="bold" officeooo:rsid="0022059b" style:font-size-asian="10.5pt" style:font-weight-asian="bold" style:font-size-complex="12pt" style:font-weight-complex="bold"/>
    </style:style>
    <style:style style:name="T23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solid" style:text-underline-width="auto" style:text-underline-color="font-color" fo:font-weight="normal" officeooo:rsid="001ebc24" style:font-size-asian="10.5pt" style:font-weight-asian="normal" style:font-size-complex="12pt" style:font-weight-complex="normal"/>
    </style:style>
    <style:style style:name="T25" style:family="text">
      <style:text-properties fo:font-size="12pt" style:text-underline-style="solid" style:text-underline-width="auto" style:text-underline-color="font-color" fo:font-weight="normal" officeooo:rsid="00249aa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ebc24" style:font-size-asian="10.5pt" style:font-weight-asian="normal" style:font-size-complex="12pt" style:font-weight-complex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1f6e25" style:font-size-asian="10.5pt" style:font-size-complex="12pt"/>
    </style:style>
    <style:style style:name="T30" style:family="text">
      <style:text-properties fo:font-size="12pt" officeooo:rsid="00258aa1" style:font-size-asian="10.5pt" style:font-size-complex="12pt"/>
    </style:style>
    <style:style style:name="T31" style:family="text">
      <style:text-properties fo:font-size="12pt" fo:font-style="italic" style:text-underline-style="none" officeooo:rsid="0025cdf7" style:font-size-asian="10.5pt" style:font-style-asian="italic" style:font-size-complex="12pt" style:font-style-complex="italic"/>
    </style:style>
    <style:style style:name="T32" style:family="text">
      <style:text-properties fo:font-size="12pt" fo:font-style="italic" style:text-underline-style="none" fo:font-weight="bold" officeooo:rsid="00203788" style:font-size-asian="10.5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fo:font-style="italic" style:text-underline-style="none" fo:font-weight="bold" officeooo:rsid="001f6e25" style:font-size-asian="10.5pt" style:font-style-asian="italic" style:font-weight-asian="bold" style:font-size-complex="12pt" style:font-style-complex="italic" style:font-weight-complex="bold"/>
    </style:style>
    <style:style style:name="T34" style:family="text">
      <style:text-properties fo:font-size="12pt" fo:font-style="italic" style:text-underline-style="none" fo:font-weight="bold" officeooo:rsid="00258aa1" style:font-size-asian="10.5pt" style:font-style-asian="italic" style:font-weight-asian="bold" style:font-size-complex="12pt" style:font-style-complex="italic" style:font-weight-complex="bold"/>
    </style:style>
    <style:style style:name="T35" style:family="text">
      <style:text-properties fo:font-size="12pt" fo:font-style="italic" style:text-underline-style="none" fo:font-weight="bold" officeooo:rsid="0025cdf7" style:font-size-asian="10.5pt" style:font-style-asian="italic" style:font-weight-asian="bold" style:font-size-complex="12pt" style:font-style-complex="italic" style:font-weight-complex="bold"/>
    </style:style>
    <style:style style:name="T36" style:family="text">
      <style:text-properties fo:font-size="12pt" fo:font-style="italic" style:text-underline-style="none" fo:font-weight="bold" officeooo:rsid="0025efda" style:font-size-asian="10.5pt" style:font-style-asian="italic" style:font-weight-asian="bold" style:font-size-complex="12pt" style:font-style-complex="italic" style:font-weight-complex="bold"/>
    </style:style>
    <style:style style:name="T37" style:family="text">
      <style:text-properties officeooo:rsid="001ebc24"/>
    </style:style>
    <style:style style:name="T38" style:family="text">
      <style:text-properties officeooo:rsid="00249aae"/>
    </style:style>
    <style:style style:name="T39" style:family="text">
      <style:text-properties fo:font-size="12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81cm" fo:min-width="5.3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cc33" draw:textarea-horizontal-align="justify" draw:textarea-vertical-align="middle" draw:auto-grow-height="false" fo:min-height="1.499cm" fo:min-width="1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cc33" draw:textarea-horizontal-align="justify" draw:textarea-vertical-align="middle" draw:auto-grow-height="false" fo:min-height="1.058cm" fo:min-width="5.6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032cm" fo:min-width="5.6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3333" draw:textarea-horizontal-align="justify" draw:textarea-vertical-align="middle" draw:auto-grow-height="false" fo:min-height="1.085cm" fo:min-width="2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3333" draw:textarea-horizontal-align="justify" draw:textarea-vertical-align="middle" draw:auto-grow-height="false" fo:min-height="1.085cm" fo:min-width="2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6699cc" draw:textarea-horizontal-align="justify" draw:textarea-vertical-align="middle" draw:auto-grow-height="false" fo:min-height="1.085cm" fo:min-width="3.9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6699cc" draw:textarea-horizontal-align="justify" draw:textarea-vertical-align="middle" draw:auto-grow-height="false" fo:min-height="1.085cm" fo:min-width="5.3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00cc33" draw:textarea-horizontal-align="justify" draw:textarea-vertical-align="middle" draw:auto-grow-height="false" fo:min-height="1.111cm" fo:min-width="4.86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text:anchor-type="paragraph" draw:z-index="0" draw:name="Forme1" draw:style-name="gr1" draw:text-style-name="P50" svg:width="6.166cm" svg:height="1.463cm" svg:x="-1.7cm" svg:y="-1.813cm"><draw:text-box><text:p>TROTTIER Arthur</text:p><text:p>L3 INFO</text:p><text:p>07/11/17</text:p></draw:text-box></draw:frame>TP<text:span text:style-name="T37">1</text:span> : Analyse formelle d’un système de contrôle d’accès à un bâtiment</text:p>
      <text:p text:style-name="P21"/>
      <text:p text:style-name="P24">But du système</text:p>
      <text:p text:style-name="P24"/>
      <text:p text:style-name="P27">Le système doit pouvoir surveiller, contrôler et configurer l’accès aux salles d’un bâtiment</text:p>
      <text:p text:style-name="P27">afin de mieux sécuriser le matériel et se prémunir d’éventuels vols ou intrusions non voulues.</text:p>
      <text:p text:style-name="P26"/>
      <text:p text:style-name="P24">Composition matérielle</text:p>
      <text:p text:style-name="P24"/>
      <text:list xml:id="list8361219073928852536" text:style-name="L1">
        <text:list-item>
          <text:p text:style-name="P37"><text:span text:style-name="T24">Le badge :</text:span><text:span text:style-name="T3"> </text:span><text:span text:style-name="T9">C</text:span><text:span text:style-name="T3">omposant principal du système, il permet à son possesseur d’entrer ou non dans une salle en fonction de ses droits.</text:span></text:p>
          <text:p text:style-name="P30"><text:span text:style-name="T3"/></text:p>
        </text:list-item>
        <text:list-item>
          <text:p text:style-name="P37"><text:span text:style-name="T24">Le lecteur de badge :</text:span><text:span text:style-name="T3"> </text:span><text:span text:style-name="T9">P</text:span><text:span text:style-name="T3">résent à chaque entrée de salle, il décide si le badge présenté permet ou non l’entrée.</text:span></text:p>
        </text:list-item>
      </text:list>
      <text:p text:style-name="P32"><text:span text:style-name="T3"/></text:p>
      <text:p text:style-name="P33"><text:span text:style-name="T28">Composition logicielle</text:span></text:p>
      <text:p text:style-name="P33"><text:span text:style-name="T28"/></text:p>
      <text:list xml:id="list1524566243631821821" text:style-name="L2">
        <text:list-item>
          <text:p text:style-name="P3"><text:span text:style-name="T28">Système informatique :</text:span><text:span text:style-name="T13"> </text:span><text:span text:style-name="T17">L</text:span><text:span text:style-name="T13">ogiciel permettant au superviseur la gestion des droits d’accès des utilisateurs aux différentes </text:span><text:span text:style-name="T16">et au gardien la gestion des événements.</text:span></text:p>
        </text:list-item>
      </text:list>
      <text:p text:style-name="P1"><text:span text:style-name="T13"/></text:p>
      <text:p text:style-name="P18"><text:span text:style-name="T13">Utilisateurs du système / rôles</text:span></text:p>
      <text:p text:style-name="P18"><text:span text:style-name="T13"/></text:p>
      <text:list xml:id="list1105952055853220855" text:style-name="L3">
        <text:list-item>
          <text:p text:style-name="P4"><text:span text:style-name="T29">Porteur de badge</text:span><text:span text:style-name="T28"> :</text:span><text:span text:style-name="T13"> </text:span><text:span text:style-name="T17">R</text:span><text:span text:style-name="T14">egroupe le personnel, les chercheurs, les professeurs ainsi que les étudiants. </text:span><text:span text:style-name="T19">Son</text:span><text:span text:style-name="T14"> </text:span><text:span text:style-name="T33">rôle </text:span><text:span text:style-name="T32">métier</text:span><text:span text:style-name="T15"> est de présenter </text:span><text:span text:style-name="T19">son</text:span><text:span text:style-name="T15"> badge au lecteur. </text:span><text:span text:style-name="T19">Il est enregistré par son nom, son prénom, son groupe, son n° de badge.</text:span></text:p>
          <text:p text:style-name="P2"><text:span text:style-name="T14"/></text:p>
        </text:list-item>
        <text:list-item>
          <text:p text:style-name="P11"><text:span text:style-name="T28">Gardien :</text:span><text:span text:style-name="T13"> </text:span><text:span text:style-name="T17">I</text:span><text:span text:style-name="T13">l est le garant de la sécurité du bâtiment. Il à accès au système avec login/pwd et gère les différents événements (</text:span><text:span text:style-name="T19">caractérisé par un type et un nom</text:span><text:span text:style-name="T13">). Il peut aussi ouvrir à distance une porte ou consulter ses caractéristiques. </text:span><text:span text:style-name="T15">Son </text:span><text:span text:style-name="T32">rôle métier</text:span><text:span text:style-name="T15"> et de maintenir la sécurité du bâtiment.</text:span></text:p>
          <text:p text:style-name="P9"><text:span text:style-name="T13"/></text:p>
        </text:list-item>
        <text:list-item>
          <text:p text:style-name="P12"><text:span text:style-name="T28">Superviseur :</text:span><text:span text:style-name="T13"> </text:span><text:span text:style-name="T17">I</text:span><text:span text:style-name="T13">l met en place les différents droits des utilisateurs ou groupe d’utilisateurs pour accéder aux portes du bâtiment. Il se connecte au système avec login/</text:span><text:span text:style-name="T19">pwd</text:span><text:span text:style-name="T13"> et peut modifier à souhait ces accès. </text:span><text:span text:style-name="T15">Son </text:span><text:span text:style-name="T32">rôle métier</text:span><text:span text:style-name="T15"> est de gérer les droits d’accès aux salles.</text:span></text:p>
        </text:list-item>
      </text:list>
      <text:p text:style-name="P10"><text:span text:style-name="T15"/></text:p>
      <text:p text:style-name="P10"><draw:custom-shape text:anchor-type="paragraph" draw:z-index="1" draw:name="Forme2" draw:style-name="gr2" draw:text-style-name="P52" svg:width="5.374cm" svg:height="0.981cm" svg:x="1.713cm" svg:y="0.224cm"><text:p text:style-name="P51"><text:span text:style-name="T39">Gardien</text:span></text:p><draw:enhanced-geometry svg:viewBox="0 0 21600 21600" draw:type="rectangle" draw:enhanced-path="M 0 0 L 21600 0 21600 21600 0 21600 0 0 Z N"/></draw:custom-shape><draw:custom-shape text:anchor-type="paragraph" draw:z-index="9" draw:name="Forme13" draw:style-name="gr6" draw:text-style-name="P51" svg:width="5.663cm" svg:height="1.033cm" svg:x="10.312cm" svg:y="0.092cm"><text:p text:style-name="P51">Porteurs de badges</text:p><draw:enhanced-geometry svg:viewBox="0 0 21600 21600" draw:type="rectangle" draw:enhanced-path="M 0 0 L 21600 0 21600 21600 0 21600 0 0 Z N"/></draw:custom-shape><text:span text:style-name="T15"/></text:p>
      <text:p text:style-name="P10"><text:span text:style-name="T15"/></text:p>
      <text:p text:style-name="P10"><draw:line text:anchor-type="paragraph" draw:z-index="4" draw:name="Forme6" draw:style-name="gr4" draw:text-style-name="P51" svg:x1="4.147cm" svg:y1="0.231cm" svg:x2="1.528cm" svg:y2="2.028cm"><text:p/></draw:line><draw:line text:anchor-type="paragraph" draw:z-index="10" draw:name="Forme4" draw:style-name="gr4" draw:text-style-name="P51" svg:x1="13.381cm" svg:y1="0.15cm" svg:x2="13.381cm" svg:y2="1.288cm"><text:p/></draw:line><text:span text:style-name="T15"/></text:p>
      <text:p text:style-name="P10"><text:span text:style-name="T15"/></text:p>
      <text:p text:style-name="P10"><draw:custom-shape text:anchor-type="paragraph" draw:z-index="6" draw:name="Forme10" draw:style-name="gr5" draw:text-style-name="P53" svg:width="5.689cm" svg:height="1.059cm" svg:x="10.391cm" svg:y="0.314cm"><text:p text:style-name="P51">Badges</text:p><draw:enhanced-geometry svg:viewBox="0 0 21600 21600" draw:type="rectangle" draw:enhanced-path="M 0 0 L 21600 0 21600 21600 0 21600 0 0 Z N"/></draw:custom-shape><text:span text:style-name="T15"/></text:p>
      <text:p text:style-name="P10"><draw:custom-shape text:anchor-type="paragraph" draw:z-index="3" draw:name="Forme3" draw:style-name="gr3" draw:text-style-name="P53" svg:width="2.541cm" svg:height="2.117cm" svg:x="-0.457cm" svg:y="0.383cm"><text:p text:style-name="P51">Logici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5"/></text:p>
      <text:p text:style-name="P10"><draw:line text:anchor-type="paragraph" draw:z-index="8" draw:name="Forme12" draw:style-name="gr4" draw:text-style-name="P51" svg:x1="8.541cm" svg:y1="0.346cm" svg:x2="10.391cm" svg:y2="0.002cm"><text:p/></draw:line><draw:custom-shape text:anchor-type="paragraph" draw:z-index="2" draw:name="Forme2" draw:style-name="gr2" draw:text-style-name="P52" svg:width="5.374cm" svg:height="0.981cm" svg:x="3.168cm" svg:y="0.002cm"><text:p text:style-name="P52">Superviseur</text:p><draw:enhanced-geometry svg:viewBox="0 0 21600 21600" draw:type="rectangle" draw:enhanced-path="M 0 0 L 21600 0 21600 21600 0 21600 0 0 Z N"/></draw:custom-shape><text:span text:style-name="T15"/></text:p>
      <text:p text:style-name="P10"><draw:line text:anchor-type="paragraph" draw:z-index="7" draw:name="Forme11" draw:style-name="gr4" draw:text-style-name="P51" svg:x1="8.541cm" svg:y1="0.15cm" svg:x2="10.418cm" svg:y2="1.103cm"><text:p/></draw:line><draw:line text:anchor-type="paragraph" draw:z-index="13" draw:name="Forme7" draw:style-name="gr4" draw:text-style-name="P51" svg:x1="2.083cm" svg:y1="0.414cm" svg:x2="3.168cm" svg:y2="0.044cm"><text:p/></draw:line><text:span text:style-name="T15"/></text:p>
      <text:p text:style-name="P10"><draw:custom-shape text:anchor-type="paragraph" draw:z-index="5" draw:name="Forme8" draw:style-name="gr5" draw:text-style-name="P53" svg:width="5.689cm" svg:height="1.059cm" svg:x="10.418cm" svg:y="0.06cm"><text:p text:style-name="P51">Lecteurs de badges</text:p><draw:enhanced-geometry svg:viewBox="0 0 21600 21600" draw:type="rectangle" draw:enhanced-path="M 0 0 L 21600 0 21600 21600 0 21600 0 0 Z N"/></draw:custom-shape><text:span text:style-name="T15"/></text:p>
      <text:p text:style-name="P10"><draw:line text:anchor-type="paragraph" draw:z-index="15" draw:name="Forme14" draw:style-name="gr4" draw:text-style-name="P51" svg:x1="1.66cm" svg:y1="0.314cm" svg:x2="4.465cm" svg:y2="1.822cm"><text:p/></draw:line><text:span text:style-name="T15"/></text:p>
      <text:p text:style-name="P10"><draw:line text:anchor-type="paragraph" draw:z-index="12" draw:name="Forme9" draw:style-name="gr4" draw:text-style-name="P52" svg:x1="0.734cm" svg:y1="0.065cm" svg:x2="1.66cm" svg:y2="1.335cm"><text:p/></draw:line><text:span text:style-name="T15"/></text:p>
      <text:p text:style-name="P10"><text:span text:style-name="T13"/></text:p>
      <text:p text:style-name="P35"><draw:custom-shape text:anchor-type="paragraph" draw:z-index="11" draw:name="Forme5" draw:style-name="gr7" draw:text-style-name="P54" svg:width="2.514cm" svg:height="1.086cm" svg:x="0.919cm" svg:y="0.362cm"><text:p text:style-name="P51">Calendrier</text:p><draw:enhanced-geometry svg:viewBox="0 0 21600 21600" draw:type="rectangle" draw:enhanced-path="M 0 0 L 21600 0 21600 21600 0 21600 0 0 Z N"/></draw:custom-shape><draw:custom-shape text:anchor-type="paragraph" draw:z-index="14" draw:name="Forme5" draw:style-name="gr8" draw:text-style-name="P54" svg:width="2.911cm" svg:height="1.086cm" svg:x="3.829cm" svg:y="0.362cm"><text:p text:style-name="P51">Base de données</text:p><draw:enhanced-geometry svg:viewBox="0 0 21600 21600" draw:type="rectangle" draw:enhanced-path="M 0 0 L 21600 0 21600 21600 0 21600 0 0 Z N"/></draw:custom-shape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oft-page-break/><text:span text:style-name="T20">Limites du système</text:span></text:p>
      <text:p text:style-name="P35"><text:span text:style-name="T20"/></text:p>
      <text:p text:style-name="P36"><text:span text:style-name="T4">Le système ne gère pas l’identification de la personne lors de la présentation du badge ainsi que le dénombrement des personnes présentes dans une même salle sur une plage donnée.</text:span></text:p>
      <text:p text:style-name="P36"><text:span text:style-name="T4"/></text:p>
      <text:p text:style-name="P36"><text:span text:style-name="T21">Stockage des informations</text:span></text:p>
      <text:p text:style-name="P36"><text:span text:style-name="T21"/></text:p>
      <text:p text:style-name="P39"><text:span text:style-name="T5">Les informations sur les utilisateurs (nom, prénom, numéro de badge etc..) sont visibles et accessible uniquement par le superviseur. Le lieu d’enregistrement n’est pas précisé (serveur, disque dur).</text:span></text:p>
      <text:p text:style-name="P39"><text:span text:style-name="T5"/></text:p>
      <text:p text:style-name="P39"><text:span text:style-name="T22">Utilisation du système</text:span></text:p>
      <text:p text:style-name="P39"><text:span text:style-name="T5"/></text:p>
      <text:p text:style-name="P39"><text:span text:style-name="T5">Le système doit être muni de deux interfaces distinctes :</text:span></text:p>
      <text:p text:style-name="P39"><text:span text:style-name="T2"/></text:p>
      <text:list xml:id="list1695182979751362546" text:style-name="L5">
        <text:list-item>
          <text:p text:style-name="P41"><text:span text:style-name="T2">U</text:span><text:span text:style-name="T1">ne interface pour le gardien composer d’un rapport des événements et des alarmes en temps réel, en fonction de la période choisie. Des options comme « purger » doivent être disponible pour chaque événement. Une liste des portes doit être accessible avec informations et actions disponible pour chaque porte. </text:span><text:span text:style-name="T6">Un bouton alerte incendie doit être présent.</text:span></text:p>
          <text:p text:style-name="P41"><text:span text:style-name="T6"/></text:p>
        </text:list-item>
        <text:list-item>
          <text:p text:style-name="P43"><text:span text:style-name="T1">Une interface pour le superviseur lui permettant de créer/accéder à des groupes de portes, d’utilisateurs et modifier les droits/informations en conséquence. Il doit aussi avoir accès aux utilisateurs individuellement et à leurs informations (création/modification). Une interface de recherche permettant de choisir entre une porte ou un utilisateur, un groupe ou non, </text:span><text:span text:style-name="T7">une action et des options serait optimale.</text:span></text:p>
          <text:p text:style-name="P43"><text:span text:style-name="T7"/></text:p>
        </text:list-item>
      </text:list>
      <text:p text:style-name="P46"><text:span text:style-name="T23">Exemples :</text:span></text:p>
      <text:p text:style-name="P46"><text:span text:style-name="T23"/></text:p>
      <text:p text:style-name="P46"><text:span text:style-name="T1">Utilisateur A → </text:span><text:span text:style-name="T7">Afficher → Droits d’accès</text:span></text:p>
      <text:p text:style-name="P46"><text:span text:style-name="T1">Groupe de portes 1 → Afficher → </text:span><text:span text:style-name="T7">Utilisateurs ayant accès</text:span></text:p>
      <text:p text:style-name="P45"><text:span text:style-name="T1">Groupe d’utilisateurs B → </text:span><text:span text:style-name="T7">Modifier</text:span><text:span text:style-name="T1"> → Accès Porte 10</text:span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/>
      <text:p text:style-name="P23"><text:soft-page-break/>TP<text:span text:style-name="T37">1</text:span> : Analyse formelle d’un système de <text:span text:style-name="T38">vente</text:span></text:p>
      <text:p text:style-name="P23"/>
      <text:p text:style-name="P25">But du système</text:p>
      <text:p text:style-name="P25"/>
      <text:p text:style-name="P28">Le système doit pouvoir <text:span text:style-name="T38">gérer une vente dans son intégralité (stock, paiement, comptabilité), gérer les horaires du personnel grâce à un système de session et faire un suivi précis des ventes.</text:span></text:p>
      <text:p text:style-name="P29"/>
      <text:p text:style-name="P25">Composition matérielle</text:p>
      <text:p text:style-name="P25"/>
      <text:list xml:id="list120101175140238" text:continue-list="list8361219073928852536" text:style-name="L1">
        <text:list-item>
          <text:p text:style-name="P38"><text:span text:style-name="T24">Le</text:span><text:span text:style-name="T25">cteur code barre :</text:span><text:span text:style-name="T7"> </text:span><text:span text:style-name="T9">I</text:span><text:span text:style-name="T8">ndique au système le produit acheté</text:span></text:p>
          <text:p text:style-name="P31"><text:span text:style-name="T3"/></text:p>
        </text:list-item>
        <text:list-item>
          <text:p text:style-name="P38"><text:span text:style-name="T24">T</text:span><text:span text:style-name="T25">erminal de commande</text:span><text:span text:style-name="T24">:</text:span><text:span text:style-name="T3"> </text:span><text:span text:style-name="T9">P</text:span><text:span text:style-name="T8">ermet le lien entre le système et l’acheteur pour le règlement</text:span></text:p>
          <text:p text:style-name="P38"><text:span text:style-name="T3"/></text:p>
        </text:list-item>
        <text:list-item>
          <text:p text:style-name="P20"><text:span text:style-name="T27">I</text:span><text:span text:style-name="T26">mprimante pour reçu bancaire :</text:span><text:span text:style-name="T1"> </text:span><text:span text:style-name="T9">I</text:span><text:span text:style-name="T1">mprime le ticket de caisse du client</text:span></text:p>
        </text:list-item>
      </text:list>
      <text:p text:style-name="P47"><text:span text:style-name="T3"/></text:p>
      <text:p text:style-name="P34"><text:span text:style-name="T28">Composition logicielle</text:span></text:p>
      <text:p text:style-name="P34"><text:span text:style-name="T28"/></text:p>
      <text:list xml:id="list4453446540522028644" text:style-name="L6">
        <text:list-item>
          <text:p text:style-name="P5"><text:span text:style-name="T28">Système informatique :</text:span><text:span text:style-name="T13"> logiciel permettant </text:span><text:span text:style-name="T16">aux vendeurs de gérer la boutique.</text:span></text:p>
        </text:list-item>
      </text:list>
      <text:p text:style-name="P8"><text:span text:style-name="T13"/></text:p>
      <text:p text:style-name="P19"><text:span text:style-name="T13">Utilisateurs du système / rôles</text:span></text:p>
      <text:p text:style-name="P19"><text:span text:style-name="T13"/></text:p>
      <text:list xml:id="list7742189915310313248" text:style-name="L7">
        <text:list-item>
          <text:p text:style-name="P6"><text:span text:style-name="T30">Caissiers/Vendeurs</text:span><text:span text:style-name="T28"> :</text:span><text:span text:style-name="T13"> </text:span><text:span text:style-name="T16">Son </text:span><text:span text:style-name="T34">rôle métier</text:span><text:span text:style-name="T16"> est d’effectuer la vente. Il enregistre le produit dans le système à l’aide du lecteur code barre, </text:span><text:span text:style-name="T17">fait payer le client, et lance l’impression du ticket de caisse.</text:span></text:p>
          <text:p text:style-name="P7"><text:span text:style-name="T14"/></text:p>
        </text:list-item>
        <text:list-item>
          <text:p text:style-name="P13"><text:span text:style-name="T30">Clients</text:span><text:span text:style-name="T28"> :</text:span><text:span text:style-name="T13"> </text:span><text:span text:style-name="T17">Son </text:span><text:span text:style-name="T35">rôle métier</text:span><text:span text:style-name="T17"> est indirect dans le système. Il est de procéder au règlement par carte bancaire via le lecteur du système.</text:span></text:p>
          <text:p text:style-name="P13"><text:span text:style-name="T16"/></text:p>
        </text:list-item>
        <text:list-item>
          <text:p text:style-name="P15"><text:span text:style-name="T28">Administrateur système :</text:span><text:span text:style-name="T13"> </text:span><text:span text:style-name="T17">Son </text:span><text:span text:style-name="T31">r</text:span><text:span text:style-name="T35">ôle métier</text:span><text:span text:style-name="T17"> est de gérer les connexions des vendeurs, création et assignation d’identifiants et de mots de passe.</text:span></text:p>
          <text:p text:style-name="P15"><text:span text:style-name="T28"/></text:p>
        </text:list-item>
        <text:list-item>
          <text:p text:style-name="P15"><text:span text:style-name="T28">Calculateur de taxes :</text:span><text:span text:style-name="T13"> </text:span><text:span text:style-name="T17">C’est un acteur non-humain qui intervient en parallèle du système. Lors d’une vente, le système lui fait appel pour appliquer les taxes et ainsi en sortir le prix TTC. Son </text:span><text:span text:style-name="T35">rôle métier</text:span><text:span text:style-name="T17"> est d’appliquer les taxes nécessaires à un prix donné.</text:span></text:p>
          <text:p text:style-name="P15"><text:span text:style-name="T28"/></text:p>
        </text:list-item>
        <text:list-item>
          <text:p text:style-name="P15"><text:span text:style-name="T28">Système de gestion de stock :</text:span><text:span text:style-name="T13"> </text:span><text:span text:style-name="T17">Lors de chaque vente, les produits achetés sont retirés en temps réel du stock. C’est aussi un acteur non-humain externe au système mais qui l’avertit en cas de besoin de réapprovisionnement des rayons et/ou des réserves. </text:span><text:span text:style-name="T18">Son rôle métier est de mettre à jour le stock (</text:span><text:span text:style-name="T36">rôle métier</text:span><text:span text:style-name="T18">)</text:span></text:p>
        </text:list-item>
      </text:list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4"><draw:custom-shape text:anchor-type="paragraph" draw:z-index="16" draw:name="Forme2" draw:style-name="gr2" draw:text-style-name="P52" svg:width="5.374cm" svg:height="0.981cm" svg:x="1.713cm" svg:y="0.224cm"><text:p text:style-name="P51"><text:span text:style-name="T39">Administrateur Système</text:span></text:p><draw:enhanced-geometry svg:viewBox="0 0 21600 21600" draw:type="rectangle" draw:enhanced-path="M 0 0 L 21600 0 21600 21600 0 21600 0 0 Z N"/></draw:custom-shape><draw:custom-shape text:anchor-type="paragraph" draw:z-index="22" draw:name="Forme13" draw:style-name="gr6" draw:text-style-name="P51" svg:width="5.663cm" svg:height="1.033cm" svg:x="10.312cm" svg:y="0.092cm"><text:p text:style-name="P51">Client</text:p><draw:enhanced-geometry svg:viewBox="0 0 21600 21600" draw:type="rectangle" draw:enhanced-path="M 0 0 L 21600 0 21600 21600 0 21600 0 0 Z N"/></draw:custom-shape><text:soft-page-break/><text:span text:style-name="T15"/></text:p>
      <text:p text:style-name="P14"><text:span text:style-name="T15"/></text:p>
      <text:p text:style-name="P14"><draw:line text:anchor-type="paragraph" draw:z-index="19" draw:name="Forme6" draw:style-name="gr4" draw:text-style-name="P51" svg:x1="4.147cm" svg:y1="0.231cm" svg:x2="1.528cm" svg:y2="2.028cm"><text:p/></draw:line><draw:line text:anchor-type="paragraph" draw:z-index="23" draw:name="Forme4" draw:style-name="gr4" draw:text-style-name="P51" svg:x1="13.381cm" svg:y1="0.15cm" svg:x2="13.381cm" svg:y2="1.288cm"><text:p/></draw:line><text:span text:style-name="T15"/></text:p>
      <text:p text:style-name="P14"><text:span text:style-name="T15"/></text:p>
      <text:p text:style-name="P14"><draw:custom-shape text:anchor-type="paragraph" draw:z-index="20" draw:name="Forme10" draw:style-name="gr5" draw:text-style-name="P53" svg:width="5.689cm" svg:height="1.059cm" svg:x="10.391cm" svg:y="0.314cm"><text:p text:style-name="P51">Terminal de commande</text:p><draw:enhanced-geometry svg:viewBox="0 0 21600 21600" draw:type="rectangle" draw:enhanced-path="M 0 0 L 21600 0 21600 21600 0 21600 0 0 Z N"/></draw:custom-shape><draw:custom-shape text:anchor-type="paragraph" draw:z-index="17" draw:name="Forme2" draw:style-name="gr2" draw:text-style-name="P52" svg:width="5.374cm" svg:height="0.981cm" svg:x="3.168cm" svg:y="0.208cm"><text:p text:style-name="P52">Vendeur</text:p><draw:enhanced-geometry svg:viewBox="0 0 21600 21600" draw:type="rectangle" draw:enhanced-path="M 0 0 L 21600 0 21600 21600 0 21600 0 0 Z N"/></draw:custom-shape><text:span text:style-name="T15"/></text:p>
      <text:p text:style-name="P14"><draw:custom-shape text:anchor-type="paragraph" draw:z-index="18" draw:name="Forme3" draw:style-name="gr3" draw:text-style-name="P53" svg:width="2.541cm" svg:height="2.117cm" svg:x="-0.457cm" svg:y="0.383cm"><text:p text:style-name="P51">Logicie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12" draw:style-name="gr4" draw:text-style-name="P51" svg:x1="8.541cm" svg:y1="0.346cm" svg:x2="10.391cm" svg:y2="0.346cm"><text:p/></draw:line><text:span text:style-name="T15"/></text:p>
      <text:p text:style-name="P14"><draw:line text:anchor-type="paragraph" draw:z-index="30" draw:name="Forme17" draw:style-name="gr4" draw:text-style-name="P51" svg:x1="6.422cm" svg:y1="0.215cm" svg:x2="6.792cm" svg:y2="1.155cm"><text:p/></draw:line><draw:line text:anchor-type="paragraph" draw:z-index="26" draw:name="Forme7" draw:style-name="gr4" draw:text-style-name="P51" svg:x1="1.951cm" svg:y1="0.52cm" svg:x2="3.168cm" svg:y2="0.215cm"><text:p/></draw:line><text:span text:style-name="T15"/></text:p>
      <text:p text:style-name="P14"><text:span text:style-name="T15"/></text:p>
      <text:p text:style-name="P14"><draw:custom-shape text:anchor-type="paragraph" draw:z-index="29" draw:name="Forme15" draw:style-name="gr11" draw:text-style-name="P53" svg:width="4.869cm" svg:height="1.112cm" svg:x="5.02cm" svg:y="0.182cm"><text:p text:style-name="P51">Lecteur code barre</text:p><draw:enhanced-geometry svg:viewBox="0 0 21600 21600" draw:type="rectangle" draw:enhanced-path="M 0 0 L 21600 0 21600 21600 0 21600 0 0 Z N"/></draw:custom-shape><text:span text:style-name="T15"/></text:p>
      <text:p text:style-name="P14"><draw:line text:anchor-type="paragraph" draw:z-index="28" draw:name="Forme14" draw:style-name="gr4" draw:text-style-name="P51" svg:x1="1.66cm" svg:y1="0.314cm" svg:x2="5.576cm" svg:y2="1.822cm"><text:p/></draw:line><text:span text:style-name="T15"/></text:p>
      <text:p text:style-name="P14"><draw:line text:anchor-type="paragraph" draw:z-index="25" draw:name="Forme9" draw:style-name="gr4" draw:text-style-name="P52" svg:x1="0.734cm" svg:y1="0.065cm" svg:x2="1.66cm" svg:y2="1.335cm"><text:p/></draw:line><text:span text:style-name="T15"/></text:p>
      <text:p text:style-name="P14"><text:span text:style-name="T13"/></text:p>
      <text:p text:style-name="P48"><draw:custom-shape text:anchor-type="paragraph" draw:z-index="24" draw:name="Forme5" draw:style-name="gr9" draw:text-style-name="P55" svg:width="3.917cm" svg:height="1.086cm" svg:x="0.654cm" svg:y="0.362cm"><text:p text:style-name="P51">Calculateur de Taxes</text:p><draw:enhanced-geometry svg:viewBox="0 0 21600 21600" draw:type="rectangle" draw:enhanced-path="M 0 0 L 21600 0 21600 21600 0 21600 0 0 Z N"/></draw:custom-shape><draw:custom-shape text:anchor-type="paragraph" draw:z-index="27" draw:name="Forme5" draw:style-name="gr10" draw:text-style-name="P55" svg:width="5.372cm" svg:height="1.086cm" svg:x="4.888cm" svg:y="0.362cm"><text:p text:style-name="P51">Système Gestion de Stock</text:p><draw:enhanced-geometry svg:viewBox="0 0 21600 21600" draw:type="rectangle" draw:enhanced-path="M 0 0 L 21600 0 21600 21600 0 21600 0 0 Z N"/></draw:custom-shape><text:span text:style-name="T20"/></text:p>
      <text:p text:style-name="P48"><text:span text:style-name="T20"/></text:p>
      <text:p text:style-name="P48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49"><text:span text:style-name="T20">Limites du système</text:span></text:p>
      <text:p text:style-name="P49"><text:span text:style-name="T20"/></text:p>
      <text:p text:style-name="P49"><text:span text:style-name="T4">Le système ne gère pas l</text:span><text:span text:style-name="T10">a possibilité d’avoir une carte de fidélité pour les clients et ainsi d’éventuelles réductions / système de points.</text:span></text:p>
      <text:p text:style-name="P49"><text:span text:style-name="T4"/></text:p>
      <text:p text:style-name="P49"><text:span text:style-name="T21">Stockage des informations</text:span></text:p>
      <text:p text:style-name="P49"><text:span text:style-name="T21"/></text:p>
      <text:p text:style-name="P40"><text:span text:style-name="T5">Les informations </text:span><text:span text:style-name="T10">des vendeurs (login/pwd, date de connexio</text:span><text:span text:style-name="T11">n/</text:span><text:span text:style-name="T10">déconnexion) sont visibles uniquement par l’administrateur système qui peut faire remonter en cas de problème. En ce qui concerne le</text:span><text:span text:style-name="T11">s</text:span><text:span text:style-name="T10"> </text:span><text:span text:style-name="T11">informations de </text:span><text:span text:style-name="T10">stock, il est géré par un acteur ext</text:span><text:span text:style-name="T11">erne qui relais au système principal le nécessaire.</text:span></text:p>
      <text:p text:style-name="P40"><text:span text:style-name="T5"/></text:p>
      <text:p text:style-name="P40"><text:span text:style-name="T22">Utilisation du système</text:span></text:p>
      <text:p text:style-name="P40"><text:span text:style-name="T5"/></text:p>
      <text:p text:style-name="P40"><text:span text:style-name="T5">Le système doit être muni de deux interfaces distinctes :</text:span></text:p>
      <text:p text:style-name="P40"><text:span text:style-name="T2"/></text:p>
      <text:list xml:id="list120101822704746" text:continue-list="list1695182979751362546" text:style-name="L5">
        <text:list-item>
          <text:p text:style-name="P42"><text:span text:style-name="T2">U</text:span><text:span text:style-name="T1">ne interface pour l</text:span><text:span text:style-name="T6">’</text:span><text:span text:style-name="T11">administrateur système avec la liste des vendeurs, leurs informations de connexions modifiables et un récapitulatif du temps de travail.</text:span></text:p>
          <text:p text:style-name="P42"><text:span text:style-name="T6"/></text:p>
        </text:list-item>
        <text:list-item>
          <text:p text:style-name="P44"><text:span text:style-name="T1">Une interface </text:span><text:span text:style-name="T11">de vente pour les caissiers. Elle doit être facilement visible pour faciliter la tâche au vendeur et ne pas faire attendre le client </text:span><text:span text:style-name="T12">(tactile fortement conseillé)</text:span><text:span text:style-name="T11">. Un système de vente en local doit être disponible si le réseau est </text:span><text:span text:style-name="T12">indisponible par exemple. Le tout doit être implémenté en Java pour des soucis de portabilité et de maintenan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11:30.149107571</meta:creation-date>
    <dc:date>2017-11-07T12:01:00.689330332</dc:date>
    <meta:editing-duration>PT6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60" meta:word-count="948" meta:character-count="5717" meta:non-whitespace-character-count="4848"/>
  </office:meta>
</office:document-meta>
</file>